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000000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49cm"/>
    </style:style>
    <style:style style:name="gr5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2.18cm"/>
    </style:style>
    <style:style style:name="pr5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12.296cm" style:use-optimal-column-width="false"/>
    </style:style>
    <style:style style:name="co2" style:family="table-column">
      <style:table-column-properties style:column-width="11.998cm" style:use-optimal-column-width="false"/>
    </style:style>
    <style:style style:name="ro1" style:family="table-row">
      <style:table-row-properties style:row-height="0.954cm"/>
    </style:style>
    <style:style style:name="ce1" style:family="table-cell">
      <loext:graphic-properties style:repeat="repeat"/>
      <style:text-properties fo:font-size="24pt" style:font-size-asian="24pt" style:font-size-complex="24pt"/>
    </style:style>
    <style:style style:name="ce2" style:family="table-cell">
      <loext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text-properties style:font-name="Courier New"/>
    </style:style>
    <style:style style:name="P7" style:family="paragraph">
      <loext:graphic-properties draw:fill="none" draw:fill-color="#ffffff"/>
      <style:text-properties style:font-name="Courier New"/>
    </style:style>
    <style:style style:name="P8" style:family="paragraph">
      <loext:graphic-properties draw:fill-color="#ffffff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Courier New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rect draw:style-name="gr1" draw:text-style-name="P2" draw:layer="layout" svg:width="4cm" svg:height="1cm" svg:x="2cm" svg:y="8.994cm">
          <text:p text:style-name="P1"><text:span text:style-name="T1">value:</text:span><text:span text:style-name="T2"> „A“</text:span></text:p>
        </draw:rect>
        <draw:rect draw:style-name="gr1" draw:text-style-name="P2" draw:layer="layout" svg:width="4cm" svg:height="1cm" svg:x="2cm" svg:y="9.994cm">
          <text:p text:style-name="P1"><text:span text:style-name="T1">next:</text:span><text:span text:style-name="T2"> <text:s text:c="13"/></text:span></text:p>
        </draw:rect>
        <draw:ellipse draw:style-name="gr2" draw:text-style-name="P3" draw:layer="layout" svg:width="0.227cm" svg:height="0.2cm" svg:x="4.57cm" svg:y="10.444cm">
          <text:p/>
        </draw:ellipse>
        <draw:rect draw:style-name="gr1" draw:text-style-name="P2" draw:layer="layout" svg:width="4cm" svg:height="1cm" svg:x="7.5cm" svg:y="8.994cm">
          <text:p text:style-name="P1"><text:span text:style-name="T1">value:</text:span><text:span text:style-name="T2"> „B“</text:span></text:p>
        </draw:rect>
        <draw:rect draw:style-name="gr1" draw:text-style-name="P2" draw:layer="layout" svg:width="4cm" svg:height="1cm" svg:x="7.5cm" svg:y="9.994cm">
          <text:p text:style-name="P1"><text:span text:style-name="T1">next:</text:span><text:span text:style-name="T2"> <text:s text:c="13"/></text:span></text:p>
        </draw:rect>
        <draw:ellipse draw:style-name="gr2" draw:text-style-name="P3" draw:layer="layout" svg:width="0.227cm" svg:height="0.2cm" svg:x="9.87cm" svg:y="10.444cm">
          <text:p/>
        </draw:ellipse>
        <draw:rect draw:style-name="gr1" draw:text-style-name="P2" draw:layer="layout" svg:width="4cm" svg:height="1cm" svg:x="7.5cm" svg:y="14cm">
          <text:p text:style-name="P1"><text:span text:style-name="T1">value:</text:span><text:span text:style-name="T2"> „C“</text:span></text:p>
        </draw:rect>
        <draw:rect draw:style-name="gr1" draw:text-style-name="P2" draw:layer="layout" svg:width="4cm" svg:height="1cm" svg:x="7.5cm" svg:y="15cm">
          <text:p text:style-name="P1"><text:span text:style-name="T1">next:</text:span><text:span text:style-name="T2"> <text:s text:c="11"/></text:span></text:p>
        </draw:rect>
        <draw:line draw:style-name="gr3" draw:text-style-name="P4" draw:layer="layout" svg:x1="10cm" svg:y1="15.5cm" svg:x2="6cm" svg:y2="15.5cm">
          <text:p/>
        </draw:line>
        <draw:line draw:style-name="gr3" draw:text-style-name="P4" draw:layer="layout" svg:x1="5cm" svg:y1="10.5cm" svg:x2="7.5cm" svg:y2="10.494cm">
          <text:p/>
        </draw:line>
        <draw:line draw:style-name="gr3" draw:text-style-name="P4" draw:layer="layout" svg:x1="10cm" svg:y1="10.5cm" svg:x2="11cm" svg:y2="14cm">
          <text:p/>
        </draw:line>
        <draw:g>
          <draw:rect draw:style-name="gr1" draw:text-style-name="P5" draw:layer="layout" svg:width="4cm" svg:height="1cm" svg:x="2cm" svg:y="5cm">
            <text:p text:style-name="P1"><text:span text:style-name="T1">Ring</text:span></text:p>
          </draw:rect>
          <draw:rect draw:style-name="gr1" draw:text-style-name="P2" draw:layer="layout" svg:width="4cm" svg:height="1cm" svg:x="2cm" svg:y="6cm">
            <text:p text:style-name="P1"><text:span text:style-name="T1"><text:s text:c="15"/></text:span><text:span text:style-name="T1">aktuellerNode <text:s text:c="7"/></text:span></text:p>
          </draw:rect>
        </draw:g>
        <draw:line draw:style-name="gr3" draw:text-style-name="P4" draw:layer="layout" svg:x1="2.5cm" svg:y1="6.5cm" svg:x2="4.5cm" svg:y2="8.994cm">
          <text:p/>
        </draw:line>
        <draw:ellipse draw:style-name="gr2" draw:text-style-name="P3" draw:layer="layout" svg:width="0.227cm" svg:height="0.2cm" svg:x="9.873cm" svg:y="15.444cm">
          <text:p/>
        </draw:ellipse>
        <draw:rect draw:style-name="gr1" draw:text-style-name="P2" draw:layer="layout" svg:width="4cm" svg:height="1cm" svg:x="2cm" svg:y="14cm">
          <text:p text:style-name="P1"><text:span text:style-name="T1">value:</text:span><text:span text:style-name="T2"> „D“</text:span></text:p>
        </draw:rect>
        <draw:rect draw:style-name="gr1" draw:text-style-name="P2" draw:layer="layout" svg:width="4cm" svg:height="1cm" svg:x="2cm" svg:y="15cm">
          <text:p text:style-name="P1"><text:span text:style-name="T1">next:</text:span><text:span text:style-name="T2"> <text:s text:c="11"/></text:span></text:p>
        </draw:rect>
        <draw:ellipse draw:style-name="gr2" draw:text-style-name="P3" draw:layer="layout" svg:width="0.227cm" svg:height="0.2cm" svg:x="4.373cm" svg:y="15.444cm">
          <text:p/>
        </draw:ellipse>
        <draw:line draw:style-name="gr3" draw:text-style-name="P4" draw:layer="layout" svg:x1="4.5cm" svg:y1="15.5cm" svg:x2="4.5cm" svg:y2="11cm">
          <text:p/>
        </draw:line>
        <draw:frame presentation:style-name="pr1" draw:layer="layout" svg:width="25.199cm" svg:height="3.506cm" svg:x="1.4cm" svg:y="0.837cm" presentation:class="title">
          <draw:text-box>
            <text:p>Klasse Ring.java</text:p>
          </draw:text-box>
        </draw:frame>
        <draw:frame draw:style-name="standard" xml:id="id1" draw:id="id1" draw:layer="layout" svg:width="12.295cm" svg:height="8.334cm" svg:x="14.57cm" svg:y="4.10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3">Ring</text:span></text:p>
              </table:table-cell>
            </table:table-row>
            <table:table-row table:style-name="ro1">
              <table:table-cell table:style-name="ce1">
                <text:p><text:span text:style-name="T3">- aktuellerNode: Node</text:span></text:p>
              </table:table-cell>
            </table:table-row>
            <table:table-row table:style-name="ro1">
              <table:table-cell table:style-name="ce1">
                <text:p><text:span text:style-name="T3">+ Ring()</text:span></text:p>
                <text:p><text:span text:style-name="T3">+ getObject(): Object</text:span></text:p>
                <text:p><text:span text:style-name="T3">+ next()</text:span></text:p>
                <text:p><text:span text:style-name="T3">+ isEmpty(): boolean</text:span></text:p>
                <text:p><text:span text:style-name="T3">+ insert(pObject: Object)</text:span></text:p>
                <text:p><text:span text:style-name="T3">+ remove(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11.997cm" svg:height="6.478cm" svg:x="14.596cm" svg:y="13.16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2">
                <text:p>Node</text:p>
              </table:table-cell>
            </table:table-row>
            <table:table-row table:style-name="ro1">
              <table:table-cell table:style-name="ce2">
                <text:p>- value: Object</text:p>
                <text:p>- next: Node</text:p>
              </table:table-cell>
            </table:table-row>
            <table:table-row table:style-name="ro1">
              <table:table-cell table:style-name="ce2">
                <text:p>+ Node(pValue: Object)</text:p>
                <text:p>+ getValue(): Object</text:p>
                <text:p>+ getNext(): Node</text:p>
                <text:p>+ setValue(pValue: Object)</text:p>
                <text:p>+ setNext(pNode: Node)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7" draw:layer="layout" svg:width="2.5cm" svg:height="1.599cm" svg:x="2cm" svg:y="11cm">
          <draw:text-box>
            <text:p text:style-name="P6"><text:span text:style-name="T4">Node</text:span></text:p>
          </draw:text-box>
        </draw:frame>
        <draw:frame draw:style-name="gr4" draw:text-style-name="P7" draw:layer="layout" svg:width="2.5cm" svg:height="1.599cm" svg:x="7.6cm" svg:y="11.001cm">
          <draw:text-box>
            <text:p text:style-name="P6"><text:span text:style-name="T4">Node</text:span></text:p>
          </draw:text-box>
        </draw:frame>
        <draw:frame draw:style-name="gr4" draw:text-style-name="P7" draw:layer="layout" svg:width="2.5cm" svg:height="1.599cm" svg:x="7.6cm" svg:y="16.102cm">
          <draw:text-box>
            <text:p text:style-name="P6"><text:span text:style-name="T4">Node</text:span></text:p>
          </draw:text-box>
        </draw:frame>
        <draw:frame draw:style-name="gr4" draw:text-style-name="P7" draw:layer="layout" svg:width="2.5cm" svg:height="1.599cm" svg:x="2cm" svg:y="16.103cm">
          <draw:text-box>
            <text:p text:style-name="P6"><text:span text:style-name="T4">Node</text:span></text:p>
          </draw:text-box>
        </draw:frame>
        <draw:ellipse draw:style-name="gr2" draw:text-style-name="P3" draw:layer="layout" svg:width="0.227cm" svg:height="0.2cm" svg:x="2.171cm" svg:y="6.344cm">
          <text:p/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rgehensweis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xml:id="id3" text:id="id3">Bei den Methoden insert() und remove():</text:p>
                <text:list>
                  <text:list-item>
                    <text:p xml:id="id4" text:id="id4">Objektdiagramme zeichnen.</text:p>
                  </text:list-item>
                  <text:list-item>
                    <text:p xml:id="id5" text:id="id5">Sonderfälle benennen<text:line-break/>+ Objektdiagramm für Sonderfälle zeichnen</text:p>
                  </text:list-item>
                  <text:list-item>
                    <text:p xml:id="id6" text:id="id6">Programmieren</text:p>
                  </text:list-item>
                </text:list>
              </text:list-item>
              <text:list-item>
                <text:p xml:id="id7" text:id="id7">Bei der Programmierung...</text:p>
                <text:list>
                  <text:list-item>
                    <text:p xml:id="id8" text:id="id8">Erst Sonderfälle abhandeln, danach return</text:p>
                  </text:list-item>
                  <text:list-item>
                    <text:p xml:id="id9" text:id="id9">Danach den Standardfal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2-11T16:55:02.617000000</dc:date>
    <meta:editing-duration>PT36M46S</meta:editing-duration>
    <meta:editing-cycles>13</meta:editing-cycles>
    <meta:generator>LibreOffice/5.2.6.2$Windows_x86 LibreOffice_project/a3100ed2409ebf1c212f5048fbe377c281438fdc</meta:generator>
    <meta:document-statistic meta:object-count="55"/>
  </office:meta>
</office:document-meta>
</file>